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'Times New Roman', serif"/>
    <style:font-face style:name="sans-serif" svg:font-family="sans-serif"/>
    <style:font-face style:name="sans-serif1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8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493cm"/>
    </style:style>
    <style:style style:name="Table1.A1" style:family="table-cell">
      <style:table-cell-properties style:vertical-align="middle"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ble1.B1" style:family="table-cell">
      <style:table-cell-properties style:vertical-align="middle" fo:padding="0.101cm" fo:border="0.05pt solid #000000"/>
    </style:style>
    <style:style style:name="Table1.A2" style:family="table-cell">
      <style:table-cell-properties style:vertical-align="middle" fo:padding-left="0.101cm" fo:padding-right="0cm" fo:padding-top="0cm" fo:padding-bottom="0.101cm" fo:border-left="0.75pt solid #000000" fo:border-right="none" fo:border-top="none" fo:border-bottom="0.75pt solid #000000"/>
    </style:style>
    <style:style style:name="Table1.B2" style:family="table-cell">
      <style:table-cell-properties style:vertical-align="middle" fo:padding-left="0.101cm" fo:padding-right="0.101cm" fo:padding-top="0cm" fo:padding-bottom="0.101cm" fo:border-left="0.75pt solid #000000" fo:border-right="0.75pt solid #000000" fo:border-top="none" fo:border-bottom="0.75pt solid #000000"/>
    </style:style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3.5pt" officeooo:paragraph-rsid="0021bb29"/>
    </style:style>
    <style:style style:name="P3" style:family="paragraph" style:parent-style-name="Standard">
      <style:text-properties style:font-name="sans-serif" fo:font-size="13.5pt" officeooo:rsid="00235cb1" officeooo:paragraph-rsid="00234630"/>
    </style:style>
    <style:style style:name="P4" style:family="paragraph" style:parent-style-name="Standard">
      <style:text-properties style:font-name="sans-serif" fo:font-size="13.5pt" officeooo:rsid="00235cb1" officeooo:paragraph-rsid="0024f5da"/>
    </style:style>
    <style:style style:name="P5" style:family="paragraph" style:parent-style-name="Standard">
      <style:text-properties style:font-name="sans-serif" fo:font-size="13.5pt" officeooo:paragraph-rsid="00234630"/>
    </style:style>
    <style:style style:name="P6" style:family="paragraph" style:parent-style-name="Standard">
      <style:text-properties style:font-name="sans-serif" fo:font-size="13.5pt" officeooo:paragraph-rsid="00235cb1"/>
    </style:style>
    <style:style style:name="P7" style:family="paragraph" style:parent-style-name="Standard">
      <style:text-properties style:font-name="sans-serif" fo:font-size="13.5pt" officeooo:paragraph-rsid="0024f5da"/>
    </style:style>
    <style:style style:name="P8" style:family="paragraph" style:parent-style-name="Standard">
      <style:text-properties style:font-name="sans-serif" fo:font-size="13.5pt" officeooo:rsid="0024f5da" officeooo:paragraph-rsid="0024f5da"/>
    </style:style>
    <style:style style:name="P9" style:family="paragraph" style:parent-style-name="Standard">
      <style:text-properties officeooo:paragraph-rsid="0021bb29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style:font-name="sans-serif1" fo:font-size="15pt" fo:font-weight="normal" officeooo:rsid="0018a1fa" officeooo:paragraph-rsid="0024b583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sans-serif1" fo:font-size="15pt" fo:font-weight="normal" officeooo:rsid="001702f5" officeooo:paragraph-rsid="0024b583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style:font-name="sans-serif1" fo:font-size="15pt" fo:font-weight="normal" officeooo:rsid="001810ab" officeooo:paragraph-rsid="0024b583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sans-serif1" fo:font-size="15pt" fo:font-weight="normal" officeooo:rsid="001282de" officeooo:paragraph-rsid="0024b583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style:font-name="sans-serif1" fo:font-size="15pt" officeooo:rsid="0018a1fa" officeooo:paragraph-rsid="0024b583" style:font-size-asian="15pt" style:font-size-complex="15pt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font-name="sans-serif1" fo:font-size="15pt" officeooo:rsid="001702f5" officeooo:paragraph-rsid="0024b583" style:font-size-asian="15pt" style:font-size-complex="15pt"/>
    </style:style>
    <style:style style:name="P16" style:family="paragraph" style:parent-style-name="Standard">
      <style:text-properties style:font-name="sans-serif" fo:font-size="13.5pt" officeooo:paragraph-rsid="002012e0"/>
    </style:style>
    <style:style style:name="P17" style:family="paragraph" style:parent-style-name="Standard">
      <style:text-properties style:font-name="sans-serif" fo:font-size="13.5pt" officeooo:rsid="0021bb29" officeooo:paragraph-rsid="0021bb29"/>
    </style:style>
    <style:style style:name="P18" style:family="paragraph" style:parent-style-name="Standard">
      <style:text-properties style:font-name="sans-serif" fo:font-size="13.5pt" officeooo:rsid="00234630" officeooo:paragraph-rsid="00234630"/>
    </style:style>
    <style:style style:name="P19" style:family="paragraph" style:parent-style-name="Standard">
      <style:text-properties officeooo:rsid="00279efb" officeooo:paragraph-rsid="00279efb"/>
    </style:style>
    <style:style style:name="P20" style:family="paragraph" style:parent-style-name="Standard">
      <style:paragraph-properties fo:margin-left="0.06cm" fo:margin-right="0cm" fo:margin-top="0.494cm" fo:margin-bottom="0.247cm" loext:contextual-spacing="false" fo:text-align="justify" style:justify-single-word="false" fo:text-indent="0cm" style:auto-text-indent="false" style:writing-mode="lr-tb"/>
      <style:text-properties fo:color="#000000" officeooo:paragraph-rsid="00279efb" fo:background-color="#ffffff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/>
      <style:text-properties style:font-name="sans-serif1" fo:font-size="15pt" fo:font-weight="normal" officeooo:rsid="001282de" officeooo:paragraph-rsid="0024b583" style:font-size-asian="15pt" style:font-weight-asian="normal" style:font-size-complex="15pt" style:font-weight-complex="normal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/>
      <style:text-properties style:font-name="sans-serif1" fo:font-size="15pt" fo:font-weight="normal" officeooo:rsid="0024b583" officeooo:paragraph-rsid="0024b583" style:font-size-asian="15pt" style:font-weight-asian="normal" style:font-size-complex="15pt" style:font-weight-complex="normal"/>
    </style:style>
    <style:style style:name="P23" style:family="paragraph" style:parent-style-name="Text_20_body" style:list-style-name="L2">
      <style:paragraph-properties fo:margin-top="0cm" fo:margin-bottom="0cm" loext:contextual-spacing="false" fo:line-height="100%"/>
      <style:text-properties style:font-name="sans-serif1" fo:font-size="15pt" fo:font-weight="normal" officeooo:rsid="001702f5" officeooo:paragraph-rsid="0024b583" style:font-size-asian="15pt" style:font-weight-asian="normal" style:font-size-complex="15pt" style:font-weight-complex="normal"/>
    </style:style>
    <style:style style:name="P24" style:family="paragraph" style:parent-style-name="Text_20_body" style:list-style-name="L3">
      <style:paragraph-properties fo:margin-top="0cm" fo:margin-bottom="0cm" loext:contextual-spacing="false" fo:line-height="100%"/>
      <style:text-properties style:font-name="sans-serif1" fo:font-size="15pt" fo:font-weight="normal" officeooo:rsid="001810ab" officeooo:paragraph-rsid="0024b583" style:font-size-asian="15pt" style:font-weight-asian="normal" style:font-size-complex="15pt" style:font-weight-complex="normal"/>
    </style:style>
    <style:style style:name="P25" style:family="paragraph" style:parent-style-name="Text_20_body" style:list-style-name="L3">
      <style:paragraph-properties fo:margin-top="0cm" fo:margin-bottom="0cm" loext:contextual-spacing="false" fo:line-height="100%"/>
      <style:text-properties style:font-name="sans-serif1" fo:font-size="15pt" fo:font-weight="normal" officeooo:rsid="0018a1fa" officeooo:paragraph-rsid="0024b583" style:font-size-asian="15pt" style:font-weight-asian="normal" style:font-size-complex="15pt" style:font-weight-complex="normal"/>
    </style:style>
    <style:style style:name="P26" style:family="paragraph" style:parent-style-name="Table_20_Contents">
      <style:paragraph-properties fo:margin-top="0cm" fo:margin-bottom="0.275cm" loext:contextual-spacing="false" fo:text-align="justify" style:justify-single-word="false"/>
      <style:text-properties style:font-name="Liberation Serif1" fo:font-size="12pt" fo:font-weight="bold" officeooo:paragraph-rsid="00279efb"/>
    </style:style>
    <style:style style:name="P27" style:family="paragraph" style:parent-style-name="Table_20_Contents">
      <style:paragraph-properties fo:margin-top="0cm" fo:margin-bottom="0.275cm" loext:contextual-spacing="false" fo:text-align="justify" style:justify-single-word="false"/>
      <style:text-properties style:font-name="Liberation Serif1" fo:font-size="12pt" officeooo:paragraph-rsid="00279efb"/>
    </style:style>
    <style:style style:name="T1" style:family="text">
      <style:text-properties officeooo:rsid="001ffff5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officeooo:rsid="0021bb29"/>
    </style:style>
    <style:style style:name="T4" style:family="text">
      <style:text-properties officeooo:rsid="0021bb29"/>
    </style:style>
    <style:style style:name="T5" style:family="text">
      <style:text-properties officeooo:rsid="00237dd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4b583"/>
    </style:style>
    <style:style style:name="T8" style:family="text">
      <style:text-properties officeooo:rsid="0024f5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/text:span>What is a story point? How will you use story points to measure size of the following fruits (fruit points) given the planning poker value ½, 1, 2, 3, 5,8,13, 20, 40, 100, infinity</text:p>
      <text:p text:style-name="Standard"/>
      <text:p text:style-name="P1">Apple</text:p>
      <text:p text:style-name="Standard"/>
      <text:p text:style-name="P1">Mango</text:p>
      <text:p text:style-name="Standard"/>
      <text:p text:style-name="P1">Banana</text:p>
      <text:p text:style-name="Standard"/>
      <text:p text:style-name="P1">Jack fruit</text:p>
      <text:p text:style-name="Standard"/>
      <text:p text:style-name="P1">Pine apple</text:p>
      <text:p text:style-name="Standard"/>
      <text:p text:style-name="P1">Gooseberry</text:p>
      <text:p text:style-name="Standard"/>
      <text:p text:style-name="P1">Avocado</text:p>
      <text:p text:style-name="Standard"/>
      <text:p text:style-name="P1">Lime</text:p>
      <text:p text:style-name="Standard"/>
      <text:p text:style-name="P1">Pomegranate</text:p>
      <text:p text:style-name="Standard"/>
      <text:p text:style-name="P1">Watermelon</text:p>
      <text:p text:style-name="P1"/>
      <text:p text:style-name="P16"><text:s text:c="2"/></text:p>
      <text:p text:style-name="P17"><text:s/>Story point is a arbitrary measure used by Scrum teams. This is used to measure the effort required to implement a story. In simple terms its a number that tells the team how hard the story is. Hard could be related to complexity, Unknowns and effort.It is a metric used in agile project management and development to determine the difficulty of implementing a given story.</text:p>
      <text:p text:style-name="P2"><text:s/></text:p>
      <text:p text:style-name="P2">Gooseberry-<text:span text:style-name="T4">1/2</text:span></text:p>
      <text:p text:style-name="P2">Lime-<text:span text:style-name="T4">1</text:span></text:p>
      <text:p text:style-name="P9"><text:span text:style-name="T2">Avocado-</text:span><text:span text:style-name="T3">2</text:span></text:p>
      <text:p text:style-name="P2">Apple-<text:span text:style-name="T4">3</text:span></text:p>
      <text:p text:style-name="P2">Pomegrana<text:span text:style-name="T4">te-5</text:span></text:p>
      <text:p text:style-name="P9"><text:span text:style-name="T2">Mango-</text:span><text:span text:style-name="T3">8</text:span></text:p>
      <text:p text:style-name="P9"><text:span text:style-name="T2">Banana-</text:span><text:span text:style-name="T3">13</text:span></text:p>
      <text:p text:style-name="P9"><text:span text:style-name="T2">Pine apple-</text:span><text:span text:style-name="T3">20</text:span></text:p>
      <text:p text:style-name="P17">Watermelon-40</text:p>
      <text:p text:style-name="P2">Jack fruit-<text:span text:style-name="T4">100</text:span></text:p>
      <text:p text:style-name="P1"/>
      <text:p text:style-name="P1">2.What are the points discussed during the daily standup meeting? What happens if there is a problem a team member identifies during the stand-up meeting and how the same will be resolved?</text:p>
      <text:p text:style-name="P1"/>
      <text:p text:style-name="P1"><text:soft-page-break/></text:p>
      <text:p text:style-name="P13">The points discussed during standup meeting </text:p>
      <text:list xml:id="list7513363060038087247" text:style-name="L1">
        <text:list-item>
          <text:p text:style-name="P21">What work <text:span text:style-name="T7">was</text:span> done yesterday</text:p>
        </text:list-item>
        <text:list-item>
          <text:p text:style-name="P21">What are work your going to do</text:p>
        </text:list-item>
        <text:list-item>
          <text:p text:style-name="P22">and also we will discuss <text:span text:style-name="T8">about</text:span> the dependency of work</text:p>
        </text:list-item>
        <text:list-item>
          <text:p text:style-name="P21">its a 15minutes meeting max</text:p>
        </text:list-item>
      </text:list>
      <text:p text:style-name="P13"><text:s/></text:p>
      <text:p text:style-name="P13"><text:s/><text:span text:style-name="T7">If their is a problem with a team member means that has to be <text:s/>resolved after the the meeting. The team members required to solve that problem are to be present not all, scrum master will resolve that problem.</text:span></text:p>
      <text:p text:style-name="P13"/>
      <text:p text:style-name="P1">3. What is the relationship between Epic, User story and Feature?What are themes?</text:p>
      <text:p text:style-name="P1"/>
      <text:p text:style-name="P18">A user story is nothing but something that user wants. That contains requirements given by him.</text:p>
      <text:p text:style-name="P5"/>
      <text:p text:style-name="P4">An Epic <text:span text:style-name="T5">means</text:span> multiple feature. <text:span text:style-name="T5">Its a very high level feature of what uesr required.</text:span></text:p>
      <text:p text:style-name="P7"/>
      <text:p text:style-name="P3">A <text:span text:style-name="T5">feature</text:span> is a distinct element of functionality which can provide capabilities to the business. It generally takes many iterations to deliver a feature. A user story is a part of the feature.</text:p>
      <text:p text:style-name="P3"/>
      <text:p text:style-name="P8">Themes are the low level description of user requirements, like software impletation,infractures.</text:p>
      <text:p text:style-name="P3"/>
      <text:p text:style-name="P3"/>
      <text:p text:style-name="P6">4. Provide an example of Feature and user stories for the below Epic:</text:p>
      <text:p text:style-name="P1">Epic: Allow the customers to manage their own accounts in the web portal</text:p>
      <text:p text:style-name="P1"/>
      <text:p text:style-name="P10">User story:</text:p>
      <text:p text:style-name="P14">Required login page account type and transcation options for managing bank account</text:p>
      <text:p text:style-name="P15"><text:span text:style-name="T6">Feature:Login page</text:span> </text:p>
      <text:p text:style-name="P15"><text:s text:c="13"/>where you can enter the account number and password.</text:p>
      <text:p text:style-name="P11">Account type options </text:p>
      <text:list xml:id="list8542545467281603844" text:style-name="L2">
        <text:list-item>
          <text:p text:style-name="P23">savings account</text:p>
        </text:list-item>
        <text:list-item>
          <text:p text:style-name="P23">current account</text:p>
        </text:list-item>
      </text:list>
      <text:p text:style-name="P12"><text:soft-page-break/>Here the features should also include cancel option if any error accured. Once the option is selected next transcation option should displayed.</text:p>
      <text:p text:style-name="P12"/>
      <text:p text:style-name="P11">Transcation options</text:p>
      <text:list xml:id="list3002317817921199351" text:style-name="L3">
        <text:list-item>
          <text:p text:style-name="P24">Deposit</text:p>
        </text:list-item>
        <text:list-item>
          <text:p text:style-name="P24">withdraw</text:p>
        </text:list-item>
        <text:list-item>
          <text:p text:style-name="P24">cancel</text:p>
          <text:p text:style-name="P25">if the option is withraw it should provide options for entering amount.Once the transcation is done it message should be display like successful transcation.</text:p>
          <text:p text:style-name="P25"/>
        </text:list-item>
      </text:list>
      <text:p text:style-name="P19">5.Estimate</text:p>
      <text:p text:style-name="P20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Product backlog item</text:p>
          </table:table-cell>
          <table:table-cell table:style-name="Table1.B1" office:value-type="string">
            <text:p text:style-name="P26">Estimate</text:p>
          </table:table-cell>
        </table:table-row>
        <table:table-row>
          <table:table-cell table:style-name="Table1.A2" office:value-type="string">
            <text:p text:style-name="P27">Read a high-level, 10-page overview of agile software development in a celebrity magazine.</text:p>
          </table:table-cell>
          <table:table-cell table:style-name="Table1.B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7">Read a densely written 5-page research paper about agile software development in an academic journal.</text:p>
          </table:table-cell>
          <table:table-cell table:style-name="Table1.B2" office:value-type="string">
            <text:p text:style-name="P27">2</text:p>
          </table:table-cell>
        </table:table-row>
        <table:table-row>
          <table:table-cell table:style-name="Table1.A2" office:value-type="string">
            <text:p text:style-name="P27">Write the product backlog for a simple eCommerce site that sells only clocks.</text:p>
          </table:table-cell>
          <table:table-cell table:style-name="Table1.B2" office:value-type="string">
            <text:p text:style-name="P27">1/2</text:p>
          </table:table-cell>
        </table:table-row>
        <table:table-row>
          <table:table-cell table:style-name="Table1.A2" office:value-type="string">
            <text:p text:style-name="P27">Recruit, interview, and hire a new member for your team.</text:p>
          </table:table-cell>
          <table:table-cell table:style-name="Table1.B2" office:value-type="string">
            <text:p text:style-name="P27">3</text:p>
          </table:table-cell>
        </table:table-row>
        <table:table-row>
          <table:table-cell table:style-name="Table1.A2" office:value-type="string">
            <text:p text:style-name="P27">Create a 60-minute presentation about agile estimating and planning for your coworkers.</text:p>
          </table:table-cell>
          <table:table-cell table:style-name="Table1.B2" office:value-type="string">
            <text:p text:style-name="P27">2</text:p>
          </table:table-cell>
        </table:table-row>
        <table:table-row>
          <table:table-cell table:style-name="Table1.A2" office:value-type="string">
            <text:p text:style-name="P27">Wash and wax your boss’ Porsche.</text:p>
          </table:table-cell>
          <table:table-cell table:style-name="Table1.B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27">Read a 150-page book on agile software development.</text:p>
          </table:table-cell>
          <table:table-cell table:style-name="Table1.B2" office:value-type="string">
            <text:p text:style-name="P27">2</text:p>
          </table:table-cell>
        </table:table-row>
        <table:table-row>
          <table:table-cell table:style-name="Table1.A2" office:value-type="string">
            <text:p text:style-name="P27">Write an 8-page description of agile development for your boss</text:p>
          </table:table-cell>
          <table:table-cell table:style-name="Table1.B2" office:value-type="string">
            <text:p text:style-name="P27">2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'Times New Roman', serif"/>
    <style:font-face style:name="sans-serif" svg:font-family="sans-serif"/>
    <style:font-face style:name="sans-serif1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3:36:14.323385795</meta:creation-date>
    <dc:date>2016-08-20T16:23:41.660639760</dc:date>
    <meta:editing-duration>PT29M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3" meta:paragraph-count="73" meta:word-count="537" meta:character-count="3199" meta:non-whitespace-character-count="2718"/>
  </office:meta>
</office:document-meta>
</file>